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Veranstaltung 2: Variablen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Hochschule Hamm-Lippstadt</text:p>
            <text:p>Nils Reu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Variabl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peichern Sachen</text:p>
                <text:p/>
              </text:list-item>
              <text:list-item>
                <text:p>Bestehen immer aus:</text:p>
                <text:p>1. Namen</text:p>
                <text:p>2. Datentyp</text:p>
                <text:p>(3. Zuweisung + Inhal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eklaration von Variabl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nter C &amp; C++:</text:p>
                <text:p/>
                <text:p>Datentyp Variablenname = Inhalt;</text:p>
                <text:p/>
              </text:list-item>
              <text:list-item>
                <text:p>Beispiel:</text:p>
                <text:p/>
                <text:p>int i = 1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eklaration von Variabl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nter Python:</text:p>
                <text:p/>
                <text:p>Variablenname = Inhalt</text:p>
                <text:p/>
              </text:list-item>
              <text:list-item>
                <text:p>Beispiel:</text:p>
                <text:p/>
                <text:p>i =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atentyp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teger ( int ) für ganze Zahlen (z.B. 2)</text:p>
                <text:p/>
              </text:list-item>
              <text:list-item>
                <text:p>Double ( double ) für Kommazahlen (z.B. 2.1)</text:p>
                <text:p/>
              </text:list-item>
              <text:list-item>
                <text:p>String ( string oder str ) für Zeichenketten (z.B. „Hallo“)</text:p>
                <text:p/>
              </text:list-item>
              <text:list-item>
                <text:p>Character ( char ) für Buchstaben (z.B. „a“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atentyp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ool (bool) Wahr oder Falsch (z.B. Tru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Variablengröß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teger (mindestens) 16 bit</text:p>
              </text:list-item>
              <text:list-item>
                <text:p>Double (mindestens) 64 bit</text:p>
              </text:list-item>
              <text:list-item>
                <text:p>String (mindestens) 8 bit</text:p>
              </text:list-item>
              <text:list-item>
                <text:p>Character (mindestens) 8 bit</text:p>
              </text:list-item>
              <text:list-item>
                <text:p>Bool (bis zu) 8 b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ypumwandlung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eispiel:</text:p>
                <text:p/>
                <text:p>i = 10 ← i ist damit ein Integer</text:p>
                <text:p/>
                <text:p>zahl = str( i ) ← Zahl speichert eine 10 als Str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usgabe von Zahl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zahl = 1</text:p>
                <text:p/>
                <text:p>print( str( zahl ) )</text:p>
                <text:p/>
                <text:p>Oder in Minecraft:</text:p>
                <text:p/>
                <text:p>mc.postToChat( str( zahl ) 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Berechnung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1+2 → 3</text:p>
              </text:list-item>
              <text:list-item>
                <text:p>2-1 → 1</text:p>
              </text:list-item>
              <text:list-item>
                <text:p>2*2 → 4</text:p>
              </text:list-item>
              <text:list-item>
                <text:p>3/2 → Bei double 1.5, bei Integer 1</text:p>
              </text:list-item>
              <text:list-item>
                <text:p>7%2 →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Berechnungen Beispie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Zahl1 = 1</text:p>
                <text:p>Zahl2 = 2</text:p>
                <text:p>print( str( Zahl1 – Zahl2 ) )</text:p>
                <text:p>print( str( Zahl1 * Zahl2 ) )</text:p>
                <text:p>------------------------------------------------------</text:p>
                <text:p>-1</text:p>
                <text:p>2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Berechnungen Beispie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Zahl1 = 1</text:p>
                <text:p>Zahl2 = 2</text:p>
                <text:p>print( str( Zahl1 ) + str( Zahl2 ) )</text:p>
                <text:p>print( str( Zahl1 + Zahl2 ) )</text:p>
                <text:p>------------------------------------------------------</text:p>
                <text:p>12</text:p>
                <text:p>3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Berechnungen Beispie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Zahl1 = 11</text:p>
                <text:p>Zahl2 = 3</text:p>
                <text:p>print( str( Zahl1 % Zahl2 ) )</text:p>
                <text:p>print( str( Zahl1 / Zahl2 ) )</text:p>
                <text:p>------------------------------------------------------</text:p>
                <text:p>2</text:p>
                <text:p>3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1T12:27:18.771452569</meta:creation-date>
    <meta:editing-duration>PT1H5M44S</meta:editing-duration>
    <meta:editing-cycles>18</meta:editing-cycles>
    <meta:generator>LibreOffice/6.0.7.3$Linux_X86_64 LibreOffice_project/00m0$Build-3</meta:generator>
    <dc:title>Impress</dc:title>
    <dc:date>2019-02-19T13:37:18.126380142</dc:date>
    <meta:document-statistic meta:object-count="86"/>
  </office:meta>
</office:document-meta>
</file>